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0861in" fo:margin-left="0in" fo:margin-top="0in" fo:margin-bottom="0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1.9368in"/>
    </style:style>
    <style:style style:name="Table1.C" style:family="table-column">
      <style:table-column-properties style:column-width="3.5882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background-color="#f9cb9c" fo:padding="0.0694in" fo:border="1pt solid #ff9900">
        <style:background-image/>
      </style:table-cell-properties>
    </style:style>
    <style:style style:name="Table1.B1" style:family="table-cell">
      <style:table-cell-properties style:vertical-align="" fo:background-color="#f9cb9c" fo:padding="0.0694in" fo:border-left="none" fo:border-right="1pt solid #ff9900" fo:border-top="1pt solid #ff9900" fo:border-bottom="1pt solid #ff9900">
        <style:background-image/>
      </style:table-cell-properties>
    </style:style>
    <style:style style:name="Table1.2" style:family="table-row">
      <style:table-row-properties style:min-row-height="1.1771in" fo:keep-together="auto"/>
    </style:style>
    <style:style style:name="Table1.A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3" style:family="table-row">
      <style:table-row-properties style:min-row-height="0.5938in" fo:keep-together="auto"/>
    </style:style>
    <style:style style:name="Table1.A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4" style:family="table-row">
      <style:table-row-properties style:min-row-height="0.7632in" fo:keep-together="auto"/>
    </style:style>
    <style:style style:name="Table1.A4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5" style:family="table-row">
      <style:table-row-properties style:min-row-height="1.1715in" fo:keep-together="auto"/>
    </style:style>
    <style:style style:name="Table1.A5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6" style:family="table-row">
      <style:table-row-properties style:min-row-height="0.7188in" fo:keep-together="auto"/>
    </style:style>
    <style:style style:name="Table1.A6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7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8" style:family="table-row">
      <style:table-row-properties style:min-row-height="0.6667in" fo:keep-together="auto"/>
    </style:style>
    <style:style style:name="Table1.A8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9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10" style:family="table-row">
      <style:table-row-properties style:min-row-height="1.0521in" fo:keep-together="auto"/>
    </style:style>
    <style:style style:name="Table1.A10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1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13" style:family="table-row">
      <style:table-row-properties style:min-row-height="0.8542in" fo:keep-together="auto"/>
    </style:style>
    <style:style style:name="Table1.A1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4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5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16" style:family="table-row">
      <style:table-row-properties style:min-row-height="0.5208in" fo:keep-together="auto"/>
    </style:style>
    <style:style style:name="Table1.A16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7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8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19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1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1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20" style:family="table-row">
      <style:table-row-properties style:min-row-height="0.9667in" fo:keep-together="auto"/>
    </style:style>
    <style:style style:name="Table1.A20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1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22" style:family="table-row">
      <style:table-row-properties style:min-row-height="0.9944in" fo:keep-together="auto"/>
    </style:style>
    <style:style style:name="Table1.A2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23" style:family="table-row">
      <style:table-row-properties style:min-row-height="0.4792in" fo:keep-together="auto"/>
    </style:style>
    <style:style style:name="Table1.A2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4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5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6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7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28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29" style:family="table-row">
      <style:table-row-properties style:min-row-height="1.0826in" fo:keep-together="auto"/>
    </style:style>
    <style:style style:name="Table1.A29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0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1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4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35" style:family="table-row">
      <style:table-row-properties style:min-row-height="1.2188in" fo:keep-together="auto"/>
    </style:style>
    <style:style style:name="Table1.A35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6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7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8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39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3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3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0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1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43" style:family="table-row">
      <style:table-row-properties style:min-row-height="0.7424in" fo:keep-together="auto"/>
    </style:style>
    <style:style style:name="Table1.A4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44" style:family="table-row">
      <style:table-row-properties style:min-row-height="0.7528in" fo:keep-together="auto"/>
    </style:style>
    <style:style style:name="Table1.A44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4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5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5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6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6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7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7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8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8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49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4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49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50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5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50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51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5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51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A5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5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5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53" style:family="table-row">
      <style:table-row-properties style:min-row-height="1.0417in" fo:keep-together="auto"/>
    </style:style>
    <style:style style:name="Table1.A53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53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53" style:family="table-cell">
      <style:table-cell-properties style:vertical-align="" fo:padding="0.0694in" fo:border-left="none" fo:border-right="1pt solid #ff9900" fo:border-top="none" fo:border-bottom="1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50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a de Características</text:span><text:span text:style-name="T2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#</text:p>
          </table:table-cell>
          <table:table-cell table:style-name="Table1.B1" office:value-type="string">
            <text:p text:style-name="P2"><text:span text:style-name="T2">Característica</text:span></text:p>
          </table:table-cell>
          <table:table-cell table:style-name="Table1.B1" office:value-type="string">
            <text:p text:style-name="P2"><text:span text:style-name="T2">Descrição</text:span></text:p>
          </table:table-cell>
        </table:table-row>
        <table:table-row table:style-name="Table1.2">
          <table:table-cell table:style-name="Table1.A2" office:value-type="string">
            <text:p text:style-name="P2">1.<text:tab/> </text:p>
          </table:table-cell>
          <table:table-cell table:style-name="Table1.B2" office:value-type="string">
            <text:p text:style-name="P2">Conceder permissionamento</text:p>
          </table:table-cell>
          <table:table-cell table:style-name="Table1.C2" office:value-type="string">
            <text:p text:style-name="P2">É possível conceder aos usuários permissões de acesso, <text:s/>de acordo com seu nível hierárquico, ou seja, onde eles vão ou não vão dentro da plataforma</text:p>
          </table:table-cell>
        </table:table-row>
        <table:table-row table:style-name="Table1.3">
          <table:table-cell table:style-name="Table1.A3" office:value-type="string">
            <text:p text:style-name="P2">2.<text:tab/> </text:p>
          </table:table-cell>
          <table:table-cell table:style-name="Table1.B3" office:value-type="string">
            <text:p text:style-name="P2">Acessar o perfil do usuário</text:p>
          </table:table-cell>
          <table:table-cell table:style-name="Table1.C3" office:value-type="string">
            <text:p text:style-name="P2"><text:s/>Perfil de acesso individual para cada usuário.</text:p>
          </table:table-cell>
        </table:table-row>
        <table:table-row table:style-name="Table1.4">
          <table:table-cell table:style-name="Table1.A4" office:value-type="string">
            <text:p text:style-name="P2">3.<text:tab/> </text:p>
          </table:table-cell>
          <table:table-cell table:style-name="Table1.B4" office:value-type="string">
            <text:p text:style-name="P2">Alertar sobre atrasos no pagamento</text:p>
          </table:table-cell>
          <table:table-cell table:style-name="Table1.C4" office:value-type="string">
            <text:p text:style-name="P2">Inserir no cadastro da clínica a tendência que ela tem de atrasar os pagamentos.</text:p>
          </table:table-cell>
        </table:table-row>
        <table:table-row table:style-name="Table1.5">
          <table:table-cell table:style-name="Table1.A5" office:value-type="string">
            <text:p text:style-name="P2">4.<text:tab/> </text:p>
          </table:table-cell>
          <table:table-cell table:style-name="Table1.B5" office:value-type="string">
            <text:p text:style-name="P2">Alertar sobre formalidades com o cliente</text:p>
          </table:table-cell>
          <table:table-cell table:style-name="Table1.C5" office:value-type="string">
            <text:p text:style-name="P2">Inserir no cadastro da clínica o nível da relação com o cliente</text:p>
          </table:table-cell>
        </table:table-row>
        <table:table-row table:style-name="Table1.6">
          <table:table-cell table:style-name="Table1.A6" office:value-type="string">
            <text:p text:style-name="P2">5.<text:tab/> </text:p>
          </table:table-cell>
          <table:table-cell table:style-name="Table1.B6" office:value-type="string">
            <text:p text:style-name="P2">Informar status do pagamento </text:p>
          </table:table-cell>
          <table:table-cell table:style-name="Table1.C6" office:value-type="string">
            <text:p text:style-name="P2">Possível inserir o status do pagamento do faturamento mensal, como se está atrasado ou se já teve depósitos.</text:p>
          </table:table-cell>
        </table:table-row>
        <text:soft-page-break/>
        <table:table-row table:style-name="Table1.6">
          <table:table-cell table:style-name="Table1.A7" office:value-type="string">
            <text:p text:style-name="P2">6.<text:tab/> </text:p>
          </table:table-cell>
          <table:table-cell table:style-name="Table1.B7" office:value-type="string">
            <text:p text:style-name="P2">Exibir pagamentos a receber</text:p>
          </table:table-cell>
          <table:table-cell table:style-name="Table1.C7" office:value-type="string">
            <text:p text:style-name="P2">É possível visualizar um dashboard onde consta as informações de quanto falta receber.</text:p>
          </table:table-cell>
        </table:table-row>
        <table:table-row table:style-name="Table1.8">
          <table:table-cell table:style-name="Table1.A8" office:value-type="string">
            <text:p text:style-name="P2">7.</text:p>
          </table:table-cell>
          <table:table-cell table:style-name="Table1.B8" office:value-type="string">
            <text:p text:style-name="P2">Exibir histórico de dados financeiros</text:p>
          </table:table-cell>
          <table:table-cell table:style-name="Table1.C8" office:value-type="string">
            <text:p text:style-name="P2">É possível visualizar um dashboard onde consta todo histórico financeiro com dados para comparação.</text:p>
          </table:table-cell>
        </table:table-row>
        <table:table-row table:style-name="Table1.8">
          <table:table-cell table:style-name="Table1.A9" office:value-type="string">
            <text:p text:style-name="P2">8.<text:tab/> </text:p>
          </table:table-cell>
          <table:table-cell table:style-name="Table1.B9" office:value-type="string">
            <text:p text:style-name="P2">Exibir previsão de receita</text:p>
          </table:table-cell>
          <table:table-cell table:style-name="Table1.C9" office:value-type="string">
            <text:p text:style-name="P2">Possível visualizar um informativo com o resumo de quanto a empresa vai receber pelos serviços prestados no mês.</text:p>
          </table:table-cell>
        </table:table-row>
        <table:table-row table:style-name="Table1.10">
          <table:table-cell table:style-name="Table1.A10" office:value-type="string">
            <text:p text:style-name="P2">9.<text:tab/> </text:p>
          </table:table-cell>
          <table:table-cell table:style-name="Table1.B10" office:value-type="string">
            <text:p text:style-name="P2">Exibir previsão de receita com base em inadimplência histórica</text:p>
          </table:table-cell>
          <table:table-cell table:style-name="Table1.C10" office:value-type="string">
            <text:p text:style-name="P2">Possível visualizar um informativo com o resumo de quanto a empresa vai receber pelos serviços prestados no mês, subtraindo, caso haja clientes inadimplentes.</text:p>
          </table:table-cell>
        </table:table-row>
        <table:table-row table:style-name="Table1.10">
          <table:table-cell table:style-name="Table1.A11" office:value-type="string">
            <text:p text:style-name="P2">10. <text:s text:c="2"/></text:p>
          </table:table-cell>
          <table:table-cell table:style-name="Table1.B11" office:value-type="string">
            <text:p text:style-name="P2">Extrair relatório de faturamentos</text:p>
          </table:table-cell>
          <table:table-cell table:style-name="Table1.C11" office:value-type="string">
            <text:p text:style-name="P2">Possível gerar pdf ou excel dos dados dos faturamentos, onde será feito a busca por filtros.</text:p>
          </table:table-cell>
        </table:table-row>
        <table:table-row table:style-name="Table1.8">
          <table:table-cell table:style-name="Table1.A12" office:value-type="string">
            <text:p text:style-name="P2">11. <text:s text:c="2"/></text:p>
          </table:table-cell>
          <table:table-cell table:style-name="Table1.B12" office:value-type="string">
            <text:p text:style-name="P2">Extrair relatório de serviços prestados</text:p>
          </table:table-cell>
          <table:table-cell table:style-name="Table1.C12" office:value-type="string">
            <text:p text:style-name="P2">Possível gerar pdf ou excel dos dados dos serviços prestados, onde será feito a busca por filtros.</text:p>
          </table:table-cell>
        </table:table-row>
        <text:soft-page-break/>
        <table:table-row table:style-name="Table1.13">
          <table:table-cell table:style-name="Table1.A13" office:value-type="string">
            <text:p text:style-name="P2">12. <text:s text:c="2"/></text:p>
          </table:table-cell>
          <table:table-cell table:style-name="Table1.B13" office:value-type="string">
            <text:p text:style-name="P2">Extrair relatório por período</text:p>
          </table:table-cell>
          <table:table-cell table:style-name="Table1.C13" office:value-type="string">
            <text:p text:style-name="P2">Possível gerar pdf ou excel dos dados dos por período, onde será feito a busca por filtros.</text:p>
          </table:table-cell>
        </table:table-row>
        <table:table-row table:style-name="Table1.8">
          <table:table-cell table:style-name="Table1.A14" office:value-type="string">
            <text:p text:style-name="P2">13. <text:s text:c="2"/></text:p>
          </table:table-cell>
          <table:table-cell table:style-name="Table1.B14" office:value-type="string">
            <text:p text:style-name="P2">Exibir ranking dos melhores pagadores</text:p>
          </table:table-cell>
          <table:table-cell table:style-name="Table1.C14" office:value-type="string">
            <text:p text:style-name="P2">É possível visualizar o ranking dos clientes que mais dão lucro a empresa.</text:p>
          </table:table-cell>
        </table:table-row>
        <table:table-row table:style-name="Table1.10">
          <table:table-cell table:style-name="Table1.A15" office:value-type="string">
            <text:p text:style-name="P2">14. <text:s text:c="2"/></text:p>
          </table:table-cell>
          <table:table-cell table:style-name="Table1.B15" office:value-type="string">
            <text:p text:style-name="P2">Rastrear ações dos usuários</text:p>
          </table:table-cell>
          <table:table-cell table:style-name="Table1.C15" office:value-type="string">
            <text:p text:style-name="P2">Possível visualizar quem cadastrou a OS para a clínica e a hora</text:p>
          </table:table-cell>
        </table:table-row>
        <table:table-row table:style-name="Table1.16">
          <table:table-cell table:style-name="Table1.A16" office:value-type="string">
            <text:p text:style-name="P2">15. <text:s text:c="2"/></text:p>
          </table:table-cell>
          <table:table-cell table:style-name="Table1.B16" office:value-type="string">
            <text:p text:style-name="P2">Cadastrar as clínicas</text:p>
          </table:table-cell>
          <table:table-cell table:style-name="Table1.C16" office:value-type="string">
            <text:p text:style-name="P2">Possível fazer o cadastro das clínicas no banco de dados, para quando for fazer o cadastro dos serviços, poder linkar uma coisa na outra</text:p>
          </table:table-cell>
        </table:table-row>
        <table:table-row table:style-name="Table1.13">
          <table:table-cell table:style-name="Table1.A17" office:value-type="string">
            <text:p text:style-name="P2">16. <text:s text:c="2"/></text:p>
          </table:table-cell>
          <table:table-cell table:style-name="Table1.B17" office:value-type="string">
            <text:p text:style-name="P2">Cadastrar tabela de preço por serviços prestados</text:p>
          </table:table-cell>
          <table:table-cell table:style-name="Table1.C17" office:value-type="string">
            <text:p text:style-name="P2">Possível fazer o cadastro de uma tabela que conste os valores dos serviços prestados pelo laboratório.</text:p>
          </table:table-cell>
        </table:table-row>
        <table:table-row table:style-name="Table1.13">
          <table:table-cell table:style-name="Table1.A18" office:value-type="string">
            <text:p text:style-name="P2">17. <text:s text:c="2"/></text:p>
          </table:table-cell>
          <table:table-cell table:style-name="Table1.B18" office:value-type="string">
            <text:p text:style-name="P2">Cadastrar tabela de preço promocional</text:p>
          </table:table-cell>
          <table:table-cell table:style-name="Table1.C18" office:value-type="string">
            <text:p text:style-name="P2">Possível fazer o cadastro de uma tabela que conste os valores dos serviços prestados, para clínicas que tem o valor diferente do normal.</text:p>
          </table:table-cell>
        </table:table-row>
        <text:soft-page-break/>
        <table:table-row table:style-name="Table1.13">
          <table:table-cell table:style-name="Table1.A19" office:value-type="string">
            <text:p text:style-name="P2">18. <text:s text:c="2"/></text:p>
          </table:table-cell>
          <table:table-cell table:style-name="Table1.B19" office:value-type="string">
            <text:p text:style-name="P2">Cadastrar tabela de preço de itens adicionais</text:p>
          </table:table-cell>
          <table:table-cell table:style-name="Table1.C19" office:value-type="string">
            <text:p text:style-name="P2">Possível fazer o cadastro de uma tabela que conste os valores dos itens adicionais usados nos serviços.</text:p>
          </table:table-cell>
        </table:table-row>
        <table:table-row table:style-name="Table1.20">
          <table:table-cell table:style-name="Table1.A20" office:value-type="string">
            <text:p text:style-name="P2">19. <text:s text:c="2"/></text:p>
          </table:table-cell>
          <table:table-cell table:style-name="Table1.B20" office:value-type="string">
            <text:p text:style-name="P2">Controlar a entrada e saída dos pedidos</text:p>
          </table:table-cell>
          <table:table-cell table:style-name="Table1.C20" office:value-type="string">
            <text:p text:style-name="P2">Possível inserir os dados dos serviços que já saíram do laboratório e dos que estão entrando.</text:p>
          </table:table-cell>
        </table:table-row>
        <table:table-row table:style-name="Table1.8">
          <table:table-cell table:style-name="Table1.A21" office:value-type="string">
            <text:p text:style-name="P2">20. <text:s text:c="2"/></text:p>
          </table:table-cell>
          <table:table-cell table:style-name="Table1.B21" office:value-type="string">
            <text:p text:style-name="P2">Cadastrar entregadores</text:p>
          </table:table-cell>
          <table:table-cell table:style-name="Table1.C21" office:value-type="string">
            <text:p text:style-name="P2">Possível cadastrar os entregadores do laboratório.</text:p>
          </table:table-cell>
        </table:table-row>
        <table:table-row table:style-name="Table1.22">
          <table:table-cell table:style-name="Table1.A22" office:value-type="string">
            <text:p text:style-name="P2">21. <text:s text:c="2"/></text:p>
          </table:table-cell>
          <table:table-cell table:style-name="Table1.B22" office:value-type="string">
            <text:p text:style-name="P2">Controlar os entregadores e as peças</text:p>
          </table:table-cell>
          <table:table-cell table:style-name="Table1.C22" office:value-type="string">
            <text:p text:style-name="P2">Possível inserir qual entregador pegou e/ou entregou as peças.</text:p>
          </table:table-cell>
        </table:table-row>
        <table:table-row table:style-name="Table1.23">
          <table:table-cell table:style-name="Table1.A23" office:value-type="string">
            <text:p text:style-name="P2">22. <text:s text:c="2"/></text:p>
          </table:table-cell>
          <table:table-cell table:style-name="Table1.B23" office:value-type="string">
            <text:p text:style-name="P2">Controlar estoque</text:p>
          </table:table-cell>
          <table:table-cell table:style-name="Table1.C23" office:value-type="string">
            <text:p text:style-name="P2">Possível fazer o controle de estoque dos produtos usados no laboratório</text:p>
          </table:table-cell>
        </table:table-row>
        <table:table-row table:style-name="Table1.10">
          <table:table-cell table:style-name="Table1.A24" office:value-type="string">
            <text:p text:style-name="P2">23. <text:s text:c="2"/></text:p>
          </table:table-cell>
          <table:table-cell table:style-name="Table1.B24" office:value-type="string">
            <text:p text:style-name="P2">Cadastrar lista de compras</text:p>
          </table:table-cell>
          <table:table-cell table:style-name="Table1.C24" office:value-type="string">
            <text:p text:style-name="P2">Possível gerar uma lista de compras tanto para o funcionário ir comprar, como para mandar à loja para ser feito a entrega.</text:p>
          </table:table-cell>
        </table:table-row>
        <text:soft-page-break/>
        <table:table-row table:style-name="Table1.13">
          <table:table-cell table:style-name="Table1.A25" office:value-type="string">
            <text:p text:style-name="P2">24. <text:s text:c="2"/></text:p>
          </table:table-cell>
          <table:table-cell table:style-name="Table1.B25" office:value-type="string">
            <text:p text:style-name="P2">Cadastrar fornecedores</text:p>
          </table:table-cell>
          <table:table-cell table:style-name="Table1.C25" office:value-type="string">
            <text:p text:style-name="P2">Possível cadastrar os fornecedores.</text:p>
          </table:table-cell>
        </table:table-row>
        <table:table-row table:style-name="Table1.8">
          <table:table-cell table:style-name="Table1.A26" office:value-type="string">
            <text:p text:style-name="P2">25. <text:s text:c="2"/></text:p>
          </table:table-cell>
          <table:table-cell table:style-name="Table1.B26" office:value-type="string">
            <text:p text:style-name="P2">Enviar lista de compras para fornecedores</text:p>
          </table:table-cell>
          <table:table-cell table:style-name="Table1.C26" office:value-type="string">
            <text:p text:style-name="P2">Possível enviar lista de compras aos fornecedores cadastrados.</text:p>
          </table:table-cell>
        </table:table-row>
        <table:table-row table:style-name="Table1.8">
          <table:table-cell table:style-name="Table1.A27" office:value-type="string">
            <text:p text:style-name="P2">26. <text:s text:c="2"/></text:p>
          </table:table-cell>
          <table:table-cell table:style-name="Table1.B27" office:value-type="string">
            <text:p text:style-name="P2">Armazenar em banco de dados</text:p>
          </table:table-cell>
          <table:table-cell table:style-name="Table1.C27" office:value-type="string">
            <text:p text:style-name="P2">Será necessário ter um banco de dados para cadastro das informações e armazenamento.</text:p>
          </table:table-cell>
        </table:table-row>
        <table:table-row table:style-name="Table1.13">
          <table:table-cell table:style-name="Table1.A28" office:value-type="string">
            <text:p text:style-name="P2">27. <text:s text:c="2"/></text:p>
          </table:table-cell>
          <table:table-cell table:style-name="Table1.B28" office:value-type="string">
            <text:p text:style-name="P2">Intercomunicar informações do banco de dados com a solução</text:p>
          </table:table-cell>
          <table:table-cell table:style-name="Table1.C28" office:value-type="string">
            <text:p text:style-name="P2">Fazer a ligação das informações do banco de dados em nuvem com cliente e organização.</text:p>
          </table:table-cell>
        </table:table-row>
        <table:table-row table:style-name="Table1.29">
          <table:table-cell table:style-name="Table1.A29" office:value-type="string">
            <text:p text:style-name="P2">28. <text:s text:c="2"/></text:p>
          </table:table-cell>
          <table:table-cell table:style-name="Table1.B29" office:value-type="string">
            <text:p text:style-name="P2">Associar o cadastro das clínicas com o banco de dados</text:p>
          </table:table-cell>
          <table:table-cell table:style-name="Table1.C29" office:value-type="string">
            <text:p text:style-name="P2">Será feita a criação da tabela de clínicas no banco de dados para associar o cadastro das clínicas.</text:p>
          </table:table-cell>
        </table:table-row>
        <table:table-row table:style-name="Table1.8">
          <table:table-cell table:style-name="Table1.A30" office:value-type="string">
            <text:p text:style-name="P2">29. <text:s text:c="2"/></text:p>
          </table:table-cell>
          <table:table-cell table:style-name="Table1.B30" office:value-type="string">
            <text:p text:style-name="P2">Associar o cadastro dos serviços com o banco de dados</text:p>
          </table:table-cell>
          <table:table-cell table:style-name="Table1.C30" office:value-type="string">
            <text:p text:style-name="P2">Será feita a criação da tabela de serviços no banco de dados para associar o cadastro dos serviços.</text:p>
          </table:table-cell>
        </table:table-row>
        <text:soft-page-break/>
        <table:table-row table:style-name="Table1.8">
          <table:table-cell table:style-name="Table1.A31" office:value-type="string">
            <text:p text:style-name="P2">30. <text:s text:c="2"/></text:p>
          </table:table-cell>
          <table:table-cell table:style-name="Table1.B31" office:value-type="string">
            <text:p text:style-name="P2">Associar o cadastro dos produtos de estoque com o banco de dados</text:p>
          </table:table-cell>
          <table:table-cell table:style-name="Table1.C31" office:value-type="string">
            <text:p text:style-name="P2">Será feita a criação da tabela de produtos no banco de dados para associar com o estoque.</text:p>
          </table:table-cell>
        </table:table-row>
        <table:table-row table:style-name="Table1.8">
          <table:table-cell table:style-name="Table1.A32" office:value-type="string">
            <text:p text:style-name="P2">31. <text:s text:c="2"/></text:p>
          </table:table-cell>
          <table:table-cell table:style-name="Table1.B32" office:value-type="string">
            <text:p text:style-name="P2">Associar o status do pagamento com o banco de dados</text:p>
          </table:table-cell>
          <table:table-cell table:style-name="Table1.C32" office:value-type="string">
            <text:p text:style-name="P2">Será feita a criação da tabela de status de pagamento no banco de dados para associar com dashboard de exibir pagamentos a receber.</text:p>
          </table:table-cell>
        </table:table-row>
        <table:table-row table:style-name="Table1.13">
          <table:table-cell table:style-name="Table1.A33" office:value-type="string">
            <text:p text:style-name="P2">32. <text:s text:c="2"/></text:p>
          </table:table-cell>
          <table:table-cell table:style-name="Table1.B33" office:value-type="string">
            <text:p text:style-name="P2">Personalizar perfil do usuário</text:p>
          </table:table-cell>
          <table:table-cell table:style-name="Table1.C33" office:value-type="string">
            <text:p text:style-name="P2">Ter a possibilidade de inserir um avatar, inserir tema escuro e até papel de fundo para as telas de descanso.</text:p>
          </table:table-cell>
        </table:table-row>
        <table:table-row table:style-name="Table1.8">
          <table:table-cell table:style-name="Table1.A34" office:value-type="string">
            <text:p text:style-name="P2">33. <text:s text:c="2"/></text:p>
          </table:table-cell>
          <table:table-cell table:style-name="Table1.B34" office:value-type="string">
            <text:p text:style-name="P2">Acessar via desktop e celular</text:p>
          </table:table-cell>
          <table:table-cell table:style-name="Table1.C34" office:value-type="string">
            <text:p text:style-name="P2">O sistema deve ser disponibilizado na plataforma WEB, podendo ser acessado via desktop, tablets e smartphones. Portanto, deve apresentar comportamento responsivo.</text:p>
          </table:table-cell>
        </table:table-row>
        <table:table-row table:style-name="Table1.35">
          <table:table-cell table:style-name="Table1.A35" office:value-type="string">
            <text:p text:style-name="P2">34. <text:s text:c="2"/></text:p>
          </table:table-cell>
          <table:table-cell table:style-name="Table1.B35" office:value-type="string">
            <text:p text:style-name="P2">Inserir campos de filtros</text:p>
          </table:table-cell>
          <table:table-cell table:style-name="Table1.C35" office:value-type="string">
            <text:p text:style-name="P2">Possível ter vários campos de filtros para poder fazer a divisão dos relatórios.</text:p>
          </table:table-cell>
        </table:table-row>
        <table:table-row table:style-name="Table1.8">
          <table:table-cell table:style-name="Table1.A36" office:value-type="string">
            <text:p text:style-name="P2">35. <text:s text:c="2"/></text:p>
          </table:table-cell>
          <table:table-cell table:style-name="Table1.B36" office:value-type="string">
            <text:p text:style-name="P2">Dividir a solução por abas</text:p>
          </table:table-cell>
          <table:table-cell table:style-name="Table1.C36" office:value-type="string">
            <text:p text:style-name="P2">Ter o ERP todo dividido por abas para que a partir disso os usuários acessem as respectivas abas encontrando todos assuntos separados por tópicos.</text:p>
          </table:table-cell>
        </table:table-row>
        <text:soft-page-break/>
        <table:table-row table:style-name="Table1.8">
          <table:table-cell table:style-name="Table1.A37" office:value-type="string">
            <text:p text:style-name="P2">36. <text:s text:c="2"/></text:p>
          </table:table-cell>
          <table:table-cell table:style-name="Table1.B37" office:value-type="string">
            <text:p text:style-name="P2">Criar aba: clientes</text:p>
          </table:table-cell>
          <table:table-cell table:style-name="Table1.C37" office:value-type="string">
            <text:p text:style-name="P2">Será possível acessar/ cadastrar todos dados dos clientes em uma única área da solução.</text:p>
          </table:table-cell>
        </table:table-row>
        <table:table-row table:style-name="Table1.8">
          <table:table-cell table:style-name="Table1.A38" office:value-type="string">
            <text:p text:style-name="P2">37. <text:s text:c="2"/></text:p>
          </table:table-cell>
          <table:table-cell table:style-name="Table1.B38" office:value-type="string">
            <text:p text:style-name="P2">Criar aba: lançamento de OS</text:p>
          </table:table-cell>
          <table:table-cell table:style-name="Table1.C38" office:value-type="string">
            <text:p text:style-name="P2">Será possível cadastrar todos os dados dos pedidos dos clientes em uma única área da solução.</text:p>
          </table:table-cell>
        </table:table-row>
        <table:table-row table:style-name="Table1.13">
          <table:table-cell table:style-name="Table1.A39" office:value-type="string">
            <text:p text:style-name="P2">38. <text:s text:c="2"/></text:p>
          </table:table-cell>
          <table:table-cell table:style-name="Table1.B39" office:value-type="string">
            <text:p text:style-name="P2">Criar aba: financeiro</text:p>
          </table:table-cell>
          <table:table-cell table:style-name="Table1.C39" office:value-type="string">
            <text:p text:style-name="P2">Será possível acessar todos os dados dos faturamentos dos clientes em uma única área da solução.</text:p>
          </table:table-cell>
        </table:table-row>
        <table:table-row table:style-name="Table1.8">
          <table:table-cell table:style-name="Table1.A40" office:value-type="string">
            <text:p text:style-name="P2">39. <text:s text:c="2"/></text:p>
          </table:table-cell>
          <table:table-cell table:style-name="Table1.B40" office:value-type="string">
            <text:p text:style-name="P2">Criar aba: dashboard</text:p>
          </table:table-cell>
          <table:table-cell table:style-name="Table1.C40" office:value-type="string">
            <text:p text:style-name="P2">Será possível visualizar todos os dados dos dashboards em uma única área da solução.</text:p>
          </table:table-cell>
        </table:table-row>
        <table:table-row table:style-name="Table1.8">
          <table:table-cell table:style-name="Table1.A41" office:value-type="string">
            <text:p text:style-name="P2">40. <text:s text:c="2"/></text:p>
          </table:table-cell>
          <table:table-cell table:style-name="Table1.B41" office:value-type="string">
            <text:p text:style-name="P2">Geração automática da OS para impressão</text:p>
          </table:table-cell>
          <table:table-cell table:style-name="Table1.C41" office:value-type="string">
            <text:p text:style-name="P2">Após fazer a inserção dos serviços prestados, o sistema já gera automaticamente uma OS para envio às clínicas.</text:p>
          </table:table-cell>
        </table:table-row>
        <table:table-row table:style-name="Table1.8">
          <table:table-cell table:style-name="Table1.A42" office:value-type="string">
            <text:p text:style-name="P2">41. <text:s text:c="2"/></text:p>
          </table:table-cell>
          <table:table-cell table:style-name="Table1.B42" office:value-type="string">
            <text:p text:style-name="P2">Enviar faturamentos por e-mail</text:p>
          </table:table-cell>
          <table:table-cell table:style-name="Table1.C42" office:value-type="string">
            <text:p text:style-name="P2">Possível enviar o faturamento de cada clínica pelo e-mail.</text:p>
          </table:table-cell>
        </table:table-row>
        <text:soft-page-break/>
        <table:table-row table:style-name="Table1.43">
          <table:table-cell table:style-name="Table1.A43" office:value-type="string">
            <text:p text:style-name="P2">42. <text:s text:c="2"/></text:p>
          </table:table-cell>
          <table:table-cell table:style-name="Table1.B43" office:value-type="string">
            <text:p text:style-name="P2">Enviar faturamentos pelo Whatsapp</text:p>
          </table:table-cell>
          <table:table-cell table:style-name="Table1.C43" office:value-type="string">
            <text:p text:style-name="P2">Possível enviar o faturamento de cada clínica pelo Whatsapp.</text:p>
          </table:table-cell>
        </table:table-row>
        <table:table-row table:style-name="Table1.44">
          <table:table-cell table:style-name="Table1.A44" office:value-type="string">
            <text:p text:style-name="P2">43. <text:s text:c="2"/></text:p>
          </table:table-cell>
          <table:table-cell table:style-name="Table1.B44" office:value-type="string">
            <text:p text:style-name="P2">Acessar o sistema</text:p>
          </table:table-cell>
          <table:table-cell table:style-name="Table1.C44" office:value-type="string">
            <text:p text:style-name="P2">Possível fazer o login mediante login e senha.</text:p>
          </table:table-cell>
        </table:table-row>
        <table:table-row table:style-name="Table1.8">
          <table:table-cell table:style-name="Table1.A45" office:value-type="string">
            <text:p text:style-name="P2">44. <text:s text:c="2"/></text:p>
          </table:table-cell>
          <table:table-cell table:style-name="Table1.B45" office:value-type="string">
            <text:p text:style-name="P2">Sair do sistema automaticamente</text:p>
          </table:table-cell>
          <table:table-cell table:style-name="Table1.C45" office:value-type="string">
            <text:p text:style-name="P2">Após um período de 10 minutos de inatividade o sistema faz o logout automático.</text:p>
          </table:table-cell>
        </table:table-row>
        <table:table-row table:style-name="Table1.8">
          <table:table-cell table:style-name="Table1.A46" office:value-type="string">
            <text:p text:style-name="P2">45. <text:s text:c="2"/></text:p>
          </table:table-cell>
          <table:table-cell table:style-name="Table1.B46" office:value-type="string">
            <text:p text:style-name="P2">Recuperar senha</text:p>
          </table:table-cell>
          <table:table-cell table:style-name="Table1.C46" office:value-type="string">
            <text:p text:style-name="P2">Área de recuperação de senha, onde será encaminhado instruções para troca de senha para o e-mail cadastrado.</text:p>
          </table:table-cell>
        </table:table-row>
        <table:table-row table:style-name="Table1.8">
          <table:table-cell table:style-name="Table1.A47" office:value-type="string">
            <text:p text:style-name="P2">46. <text:s text:c="2"/></text:p>
          </table:table-cell>
          <table:table-cell table:style-name="Table1.B47" office:value-type="string">
            <text:p text:style-name="P2">Buscar serviços por palavra-chave</text:p>
          </table:table-cell>
          <table:table-cell table:style-name="Table1.C47" office:value-type="string">
            <text:p text:style-name="P2">Na área do lançamento da OS, para inserir o serviço prestado serão usadas palavras-chaves para buscas dentro da tabela.</text:p>
          </table:table-cell>
        </table:table-row>
        <table:table-row table:style-name="Table1.8">
          <table:table-cell table:style-name="Table1.A48" office:value-type="string">
            <text:p text:style-name="P2">47. <text:s text:c="2"/></text:p>
          </table:table-cell>
          <table:table-cell table:style-name="Table1.B48" office:value-type="string">
            <text:p text:style-name="P2">Buscar clínicas por id</text:p>
          </table:table-cell>
          <table:table-cell table:style-name="Table1.C48" office:value-type="string">
            <text:p text:style-name="P2">Na área do lançamento da OS, para inserir a clínica tomadora do serviço será usado o ID das clínicas, para buscas dentro da tabela.</text:p>
          </table:table-cell>
        </table:table-row>
        <text:soft-page-break/>
        <table:table-row table:style-name="Table1.8">
          <table:table-cell table:style-name="Table1.A49" office:value-type="string">
            <text:p text:style-name="P2">48. <text:s text:c="2"/></text:p>
          </table:table-cell>
          <table:table-cell table:style-name="Table1.B49" office:value-type="string">
            <text:p text:style-name="P2">Buscar valores conforme serviço</text:p>
          </table:table-cell>
          <table:table-cell table:style-name="Table1.C49" office:value-type="string">
            <text:p text:style-name="P2">Na área do lançamento da OS, para inserir o valor do serviço será usado um relacionamento entre tabelas (serviço X valor)</text:p>
          </table:table-cell>
        </table:table-row>
        <table:table-row table:style-name="Table1.8">
          <table:table-cell table:style-name="Table1.A50" office:value-type="string">
            <text:p text:style-name="P2">49. <text:s text:c="2"/></text:p>
          </table:table-cell>
          <table:table-cell table:style-name="Table1.B50" office:value-type="string">
            <text:p text:style-name="P2">Buscar valores itens adicionais por palavra-chave</text:p>
          </table:table-cell>
          <table:table-cell table:style-name="Table1.C50" office:value-type="string">
            <text:p text:style-name="P2">Na área do lançamento da OS, para inserir o valor do item adicional será usado uma palavra-chave.</text:p>
          </table:table-cell>
        </table:table-row>
        <table:table-row table:style-name="Table1.13">
          <table:table-cell table:style-name="Table1.A51" office:value-type="string">
            <text:p text:style-name="P2">50. <text:s text:c="2"/></text:p>
          </table:table-cell>
          <table:table-cell table:style-name="Table1.B51" office:value-type="string">
            <text:p text:style-name="P2">Inserir nome e ficha do paciente de forma manual</text:p>
          </table:table-cell>
          <table:table-cell table:style-name="Table1.C51" office:value-type="string">
            <text:p text:style-name="P2">Na área do lançamento da OS, será feito de forma manual a inserção do nome e a ficha do paciente.</text:p>
          </table:table-cell>
        </table:table-row>
        <table:table-row table:style-name="Table1.13">
          <table:table-cell table:style-name="Table1.A52" office:value-type="string">
            <text:p text:style-name="P2">51. </text:p>
          </table:table-cell>
          <table:table-cell table:style-name="Table1.B52" office:value-type="string">
            <text:p text:style-name="P2">Adicionar forma e prazo de pagamento no cadastro da clínica</text:p>
          </table:table-cell>
          <table:table-cell table:style-name="Table1.C52" office:value-type="string">
            <text:p text:style-name="P2">Adicionar promessa de pagamento do cliente para acompanhamento do que ainda falta receber.</text:p>
          </table:table-cell>
        </table:table-row>
        <table:table-row table:style-name="Table1.53">
          <table:table-cell table:style-name="Table1.A53" office:value-type="string">
            <text:p text:style-name="P2">52. </text:p>
          </table:table-cell>
          <table:table-cell table:style-name="Table1.B53" office:value-type="string">
            <text:p text:style-name="P2">Associar a forma e o prazo de pagamento com o banco de dados</text:p>
          </table:table-cell>
          <table:table-cell table:style-name="Table1.C53" office:value-type="string">
            <text:p text:style-name="P2">Será feita a criação da tabela de forma e prazo de pagamento no banco de dad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60" meta:word-count="1158" meta:character-count="7062" meta:non-whitespace-character-count="5919"/>
    <meta:generator>LibreOfficeDev/6.0.5.2$Linux_X86_64 LibreOffice_project/</meta:generator>
  </office:meta>
</office:document-meta>
</file>